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f8e3"/>
    </style:style>
    <style:style style:name="P2" style:family="paragraph" style:parent-style-name="Standard" style:list-style-name="L2">
      <style:text-properties officeooo:paragraph-rsid="000ef8e3"/>
    </style:style>
    <style:style style:name="P3" style:family="paragraph" style:parent-style-name="Standard" style:list-style-name="L2">
      <style:text-properties fo:font-weight="bold" officeooo:rsid="000ef8e3" officeooo:paragraph-rsid="000ef8e3" style:font-weight-asian="bold" style:font-weight-complex="bold"/>
    </style:style>
    <style:style style:name="P4" style:family="paragraph" style:parent-style-name="Standard" style:list-style-name="L2">
      <style:text-properties fo:font-weight="bold" officeooo:rsid="000f240f" officeooo:paragraph-rsid="000f240f" style:font-weight-asian="bold" style:font-weight-complex="bold"/>
    </style:style>
    <style:style style:name="P5" style:family="paragraph" style:parent-style-name="Standard">
      <style:text-properties fo:font-weight="bold" officeooo:rsid="000f240f" officeooo:paragraph-rsid="000f240f" style:font-weight-asian="bold" style:font-weight-complex="bold"/>
    </style:style>
    <style:style style:name="P6" style:family="paragraph" style:parent-style-name="Standard">
      <style:text-properties fo:font-weight="bold" officeooo:rsid="000f2798" officeooo:paragraph-rsid="000f2798" style:font-weight-asian="bold" style:font-weight-complex="bold"/>
    </style:style>
    <style:style style:name="T1" style:family="text">
      <style:text-properties officeooo:rsid="000ef8e3"/>
    </style:style>
    <style:style style:name="T2" style:family="text">
      <style:text-properties fo:font-weight="normal" style:font-weight-asian="normal" style:font-weight-complex="normal"/>
    </style:style>
    <style:style style:name="T3" style:family="text">
      <style:text-properties fo:font-weight="normal" officeooo:rsid="000f240f"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ote peal on kolm välja: 1) Loo tellimus 2) Projekt 3) Task Template. 2 ja 3 on lihtsalt malli valikud, mis töötavad sõltuvalt 1 välja “Loo tellimus” valikust, millel on 4 valikut. Need neli valikut on:</text:span></text:p>
      <text:list xml:id="list1097812966" text:style-name="L2">
        <text:list-item>
          <text:p text:style-name="P2"><text:span text:style-name="T1">Mitte midagi – ülesannet ega projekti ei looda.</text:span></text:p>
        </text:list-item>
        <text:list-item>
          <text:p text:style-name="P3">Ülesanne –<text:span text:style-name="T2"> Loob ülesande projekti, mis on täpsustatud Projekt väljas (2), Vaikimisi luuakse ülesanne, millel on ülesande ja toodet müünud müügi rea viitega pealkiri, koos kliendiga ning vaikimisi jaotatud 3 tundi sinna. </text:span>Ilma projekti valimata ei saa ülesannet luua ja ülesanne luuakse valitud projekti. <text:span text:style-name="T2">Kui aga valida ka Task template, tehakse koopia valitud ülesannest valitud projekti, pealkirjaga, millele on ette liidetud müügitellimus ja toote viide. Kui tahate mingit kindlat ülesande malli koguaeg kasutada, on soovituslik sellejaoks eraldi ülesanne teha, mida kunagi ei täideta. </text:span></text:p>
        </text:list-item>
        <text:list-item>
          <text:p text:style-name="P3"><text:span text:style-name="T2">Projekt ja ülesanne. - Loob uue projekti, kas siis malli alusel või kõigest vaikimisi seadistatud pealkirjaga. </text:span><text:span text:style-name="T3">Loob ka kõik ülesanded, mis mallis kasutatud projektis sees on, seega kui valida ülesande malli(3), mis on valitud projekti (2) sees, tehakse projekt, kus on seda ülesannet kaks tükki. Vastasel juhul luuaske projekti lihtsalt ülesande juurde, andes samatulemuse nagu valides 4 valik (järgmine) valik ning siis teine valik ülesande loomiseks projekti.</text:span></text:p>
        </text:list-item>
        <text:list-item>
          <text:p text:style-name="P4"><text:span text:style-name="T2">Projekt. Luuakse ainult projekt. </text:span></text:p>
        </text:list-item>
      </text:list>
      <text:p text:style-name="P5"><text:span text:style-name="T2"/></text:p>
      <text:p text:style-name="P6"><text:span text:style-name="T2">Üldiseks tööprotsessiks on seega mõistlik luua ülesanne, malliks, veenduda, et see oleks kusagil eraldi ja keegi seda ei täidaks ning seejärel seadistada toodetele “Loo tellimus” välja peale “ülesanne” ja valida soovitud projekt ja ülesande mall.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2:02:44.316644394</meta:creation-date>
    <dc:date>2023-05-05T12:24:10.251527244</dc:date>
    <meta:editing-duration>PT11M5S</meta:editing-duration>
    <meta:editing-cycles>2</meta:editing-cycles>
    <meta:generator>LibreOffice/7.3.7.2$Linux_X86_64 LibreOffice_project/30$Build-2</meta:generator>
    <meta:document-statistic meta:table-count="0" meta:image-count="0" meta:object-count="0" meta:page-count="1" meta:paragraph-count="6" meta:word-count="235" meta:character-count="1590" meta:non-whitespace-character-count="1360"/>
  </office:meta>
</office:document-meta>
</file>